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5a2"/>
    </style:style>
    <style:style style:name="P2" style:family="paragraph" style:parent-style-name="Standard">
      <style:text-properties officeooo:rsid="0018b5a2" officeooo:paragraph-rsid="0018b5a2"/>
    </style:style>
    <style:style style:name="P3" style:family="paragraph" style:parent-style-name="Standard">
      <style:text-properties officeooo:rsid="0018b5a2"/>
    </style:style>
    <style:style style:name="P4" style:family="paragraph" style:parent-style-name="Standard">
      <style:text-properties officeooo:rsid="0018b5a2" officeooo:paragraph-rsid="001a4e15"/>
    </style:style>
    <style:style style:name="P5" style:family="paragraph" style:parent-style-name="Standard">
      <style:text-properties officeooo:rsid="0018b5a2" officeooo:paragraph-rsid="0018b5a2"/>
    </style:style>
    <style:style style:name="P6" style:family="paragraph" style:parent-style-name="Standard">
      <style:text-properties officeooo:rsid="001a1253" officeooo:paragraph-rsid="001a4e15"/>
    </style:style>
    <style:style style:name="P7" style:family="paragraph" style:parent-style-name="Standard">
      <style:text-properties officeooo:rsid="001a4e15" officeooo:paragraph-rsid="001a4e15"/>
    </style:style>
    <style:style style:name="P8" style:family="paragraph" style:parent-style-name="Standard">
      <style:text-properties officeooo:rsid="001a4e15" officeooo:paragraph-rsid="001c17c3"/>
    </style:style>
    <style:style style:name="P9" style:family="paragraph" style:parent-style-name="Standard">
      <style:text-properties officeooo:rsid="001c17c3" officeooo:paragraph-rsid="001c17c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a1253"/>
    </style:style>
    <style:style style:name="T3" style:family="text">
      <style:text-properties officeooo:rsid="001a4e15"/>
    </style:style>
    <style:style style:name="T4" style:family="text">
      <style:text-properties officeooo:rsid="001c1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leitung</text:span> </text:p>
      <text:p text:style-name="P1"/>
      <text:p text:style-name="P1"/>
      <text:p text:style-name="P2">1. Installation<text:span text:style-name="T3">shinweise:</text:span></text:p>
      <text:p text:style-name="P2"/>
      <text:p text:style-name="P1"><text:span text:style-name="T3">Zur Installation von Fyne: </text:span></text:p>
      <text:p text:style-name="P1"><text:tab/>sudo dnf install golang gcc libXcursor-devel libXrandr-devel mesa-libGL-devel libXi-devel <text:tab/>libXinerama-devel libXxf86vm-devel</text:p>
      <text:p text:style-name="P1"/>
      <text:p text:style-name="P6">Falls dieser Befehl nicht funktioniert <text:span text:style-name="T3">mit </text:span>--nogpgcheck:</text:p>
      <text:p text:style-name="P4"><text:tab/>sudo dnf install --<text:span text:style-name="T2">nogpgcheck </text:span>golang gcc libXcursor-devel libXrandr-devel mesa-libGL-<text:tab/>devel libXi-devel libXinerama-devel libXxf86vm-devel</text:p>
      <text:p text:style-name="P4"/>
      <text:p text:style-name="P7">Im Ordner memoric stehen und den folgenden Befehl ausführen:</text:p>
      <text:p text:style-name="P1"><text:tab/>go get </text:p>
      <text:p text:style-name="P7">(In der Datei go.mod sind alle benötigten Pakete aufgelistet, die aber automatisch installiert werden.)</text:p>
      <text:p text:style-name="P1"/>
      <text:p text:style-name="P1"/>
      <text:p text:style-name="P2">2. <text:span text:style-name="T3">Spielanleitung:</text:span></text:p>
      <text:p text:style-name="P2"/>
      <text:p text:style-name="P9">Prüfen, ob die Lautsprecher angeschaltet sind. </text:p>
      <text:p text:style-name="P9"/>
      <text:p text:style-name="P7">Nach Aufruf des Spiels klickt der erste Spieler zwei verschiedene rote Karten an. Es <text:span text:style-name="T4">wird</text:span> jeweils ein Musiktitel gespielt. Tipp: Die Musik beim ersten Aufruf vollständig abspielen lassen. </text:p>
      <text:p text:style-name="P2"/>
      <text:p text:style-name="P8">Zum Schließen der Karten klickt der Spielende <text:span text:style-name="T4">ein drittes Mal. Falls keine zwei gleichen Musiktitel abgespielt wurden, ist nun der andere Spielende dran. Dieser klickt wiederum zwei Karten an. </text:span></text:p>
      <text:p text:style-name="P8"><text:span text:style-name="T4">Falls nun ein Pärchen gefunden wurde, ist er ein weiteres Mal dran. </text:span></text:p>
      <text:p text:style-name="P8"/>
      <text:p text:style-name="P9">Ziel ist es möglichst viele Pärchen zu finden – siehe hochzählende Scores der Spielenden.</text:p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3:21:27.875216215</meta:creation-date>
    <dc:date>2023-06-08T15:06:06.580149788</dc:date>
    <meta:editing-duration>PT11M39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16" meta:word-count="155" meta:character-count="1158" meta:non-whitespace-character-count="1007"/>
  </office:meta>
</office:document-meta>
</file>